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13685F6F531DA988E70.png" manifest:media-type="image/png"/>
  <manifest:file-entry manifest:full-path="Pictures/100000000000013600000136E9E2BD9080A869EC.png" manifest:media-type="image/png"/>
  <manifest:file-entry manifest:full-path="Pictures/1000000000000136000001363EEF04DBBCDA0EF8.png" manifest:media-type="image/png"/>
  <manifest:file-entry manifest:full-path="Pictures/1000000000000136000001365052923CCB040E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01cm" svg:height="8.201cm" svg:x="1cm" svg:y="1.054cm">
          <draw:image xlink:href="Pictures/1000000000000136000001365052923CCB040ED9.png" xlink:type="simple" xlink:show="embed" xlink:actuate="onLoad" loext:mime-type="image/png">
            <text:p/>
          </draw:image>
        </draw:frame>
        <draw:frame draw:style-name="gr1" draw:text-style-name="P1" draw:layer="layout" svg:width="8.201cm" svg:height="8.201cm" svg:x="11.795cm" svg:y="1.127cm">
          <draw:image xlink:href="Pictures/1000000000000136000001363EEF04DBBCDA0EF8.png" xlink:type="simple" xlink:show="embed" xlink:actuate="onLoad" loext:mime-type="image/png">
            <text:p/>
          </draw:image>
        </draw:frame>
        <draw:frame draw:style-name="gr1" draw:text-style-name="P1" draw:layer="layout" svg:width="8.201cm" svg:height="8.201cm" svg:x="1.181cm" svg:y="20.304cm">
          <draw:image xlink:href="Pictures/100000000000013600000136E9E2BD9080A869EC.png" xlink:type="simple" xlink:show="embed" xlink:actuate="onLoad" loext:mime-type="image/png">
            <text:p/>
          </draw:image>
        </draw:frame>
        <draw:frame draw:style-name="gr1" draw:text-style-name="P1" draw:layer="layout" svg:width="8.201cm" svg:height="8.201cm" svg:x="11.668cm" svg:y="20.358cm">
          <draw:image xlink:href="Pictures/10000000000001360000013685F6F531DA988E7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2:16:42.752289673</meta:creation-date>
    <dc:date>2023-05-08T12:18:43.183179105</dc:date>
    <meta:editing-duration>PT2M1S</meta:editing-duration>
    <meta:editing-cycles>1</meta:editing-cycles>
    <meta:document-statistic meta:object-count="4"/>
    <meta:generator>LibreOffice/6.4.7.2$Linux_X86_64 LibreOffice_project/40$Build-2</meta:generator>
  </office:meta>
</office:document-meta>
</file>